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 Cases 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Use Cases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Sateesh T</text:p>
          </table:table-cell>
          <table:table-cell table:style-name="Table2.A2" office:value-type="string">
            <text:p text:style-name="Table_20_Contents">12/04/2013</text:p>
          </table:table-cell>
          <table:table-cell table:style-name="Table2.E2" office:value-type="string">
            <text:p text:style-name="Table_20_Contents">UC_VB_v1.0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1T16:52:42</dc:date>
    <dc:creator>jaipal </dc:creator>
    <meta:editing-duration>PT55M17S</meta:editing-duration>
    <meta:editing-cycles>53</meta:editing-cycles>
    <meta:document-statistic meta:table-count="1" meta:image-count="1" meta:object-count="0" meta:page-count="1" meta:paragraph-count="13" meta:word-count="33" meta:character-count="229" meta:non-whitespace-character-count="196"/>
  </office:meta>
</office:document-meta>
</file>